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rsid="0056ece6" officeooo:paragraph-rsid="0057e000"/>
    </style:style>
    <style:style style:name="P5" style:family="paragraph" style:parent-style-name="Standard">
      <style:text-properties fo:font-style="normal" officeooo:rsid="0057e000" officeooo:paragraph-rsid="004130bb" style:font-style-asian="normal" style:font-style-complex="normal"/>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Heading_20_2">
      <style:text-properties fo:font-size="12pt"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Standard">
      <style:text-properties officeooo:paragraph-rsid="005888dd"/>
    </style:style>
    <style:style style:name="P11" style:family="paragraph" style:parent-style-name="Text_20_body" style:list-style-name="L1">
      <style:paragraph-properties fo:margin-top="0in" fo:margin-bottom="0in" loext:contextual-spacing="false"/>
      <style:text-properties officeooo:paragraph-rsid="005888dd"/>
    </style:style>
    <style:style style:name="P12" style:family="paragraph" style:parent-style-name="Text_20_body">
      <style:paragraph-properties fo:margin-top="0in" fo:margin-bottom="0in" loext:contextual-spacing="false"/>
      <style:text-properties officeooo:paragraph-rsid="004130bb"/>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86495"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888dd" style:font-size-asian="12pt" style:font-style-asian="normal" style:font-weight-asian="normal" style:font-size-complex="12pt" style:font-style-complex="normal" style:font-weight-complex="normal"/>
    </style:style>
    <style:style style:name="T10" style:family="text">
      <style:text-properties officeooo:rsid="004130bb"/>
    </style:style>
    <style:style style:name="T11" style:family="text">
      <style:text-properties officeooo:rsid="0050f657"/>
    </style:style>
    <style:style style:name="T12" style:family="text">
      <style:text-properties officeooo:rsid="0057e000"/>
    </style:style>
    <style:style style:name="T13" style:family="text">
      <style:text-properties officeooo:rsid="00586495"/>
    </style:style>
    <style:style style:name="T14" style:family="text">
      <style:text-properties officeooo:rsid="005888d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5"/>
      <text:p text:style-name="P10"><text:span text:style-name="T3">Module</text:span><text:span text:style-name="Emphasis"><text:span text:style-name="T6"> </text:span></text:span><text:span text:style-name="Emphasis"><text:span text:style-name="T8">T</text:span></text:span><text:span text:style-name="Emphasis"><text:span text:style-name="T9">hree - </text:span></text:span><text:span text:style-name="Strong_20_Emphasis"><text:span text:style-name="T7">Data Understanding</text:span></text:span></text:p>
      <text:p text:style-name="P10"><text:span text:style-name="Strong_20_Emphasis"><text:span text:style-name="T7">Industry Trends and Common Solutions to Similar Problems</text:span></text:span></text:p>
      <text:p text:style-name="P4"><text:span text:style-name="Emphasis"><text:span text:style-name="T2"/></text:span></text:p>
      <text:p text:style-name="P2"><text:span text:style-name="T12">6</text:span><text:span text:style-name="T11">/</text:span><text:span text:style-name="T14">20</text:span><text:span text:style-name="T11">/</text:span><text:span text:style-name="T12">20</text:span><text:span text:style-name="T10">22</text:span></text:p>
      <text:p text:style-name="P1"/>
      <text:p text:style-name="P1">Learning Object<text:span text:style-name="T1">i</text:span>ves</text:p>
      <text:p text:style-name="P6"/>
      <text:list xml:id="list2979903461" text:style-name="L1">
        <text:list-item>
          <text:p text:style-name="P11">Identify data sources and analytic structures that generate business value</text:p>
        </text:list-item>
        <text:list-item>
          <text:p text:style-name="P11">Evaluate existing data analytic strategies in terms of their use for data model creation</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With the foundation of the analytics project established, the next area of focus will involve understanding the underlying data needed for modeling. Each use case includes sample data that is relevant to the particular analytics model to be constructed. Often, we just utilize the easiest attainable data and popular analytical models. When applied to a discreet data set, various models have assumptions and constraints to be considered. Considering these elements, we often are required to shape our data through various preparation techniques or even through including additional data elements. For this module, we will discuss these elements and their relationship to the available data.</text:p>
                <text:p text:style-name="Text_20_body">With Modules One, Two, and Three focusing on the business-understanding elements of the CRISP-DM process, Module Four will begin to cover the data-understanding elements. Many approaches exist to assist in understanding the data. This could include evaluating the database schemas, which would include the business rules applied through referential integrity. This understanding could also include collecting sample data and/or using descriptive statistics to evaluate the characteristics of the dataset. One additional task that is often included during the data understanding phase is the verification of data quality as well as potential steps needed to mitigate any quality issues. During this task, we will begin to explore and understand the data within our use cases.</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6-20T22:03:21.842223911</dc:date>
    <meta:editing-duration>P2DT7H22M26S</meta:editing-duration>
    <meta:editing-cycles>44</meta:editing-cycles>
    <meta:generator>LibreOffice/6.4.7.2$Linux_X86_64 LibreOffice_project/40$Build-2</meta:generator>
    <meta:document-statistic meta:table-count="0" meta:image-count="0" meta:object-count="0" meta:page-count="1" meta:paragraph-count="10" meta:word-count="267" meta:character-count="1795" meta:non-whitespace-character-count="1540"/>
  </office:meta>
</office:document-meta>
</file>